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9pt" fo:font-weight="bold" officeooo:rsid="001d86dc" officeooo:paragraph-rsid="001d86dc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DejaVu Sans" fo:font-size="9pt" fo:font-weight="bold" officeooo:rsid="001db141" officeooo:paragraph-rsid="001db141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DejaVu Sans" fo:font-size="9pt" style:font-size-asian="9pt" style:font-size-complex="9pt"/>
    </style:style>
    <style:style style:name="P4" style:family="paragraph" style:parent-style-name="Standard">
      <style:text-properties style:font-name="DejaVu Sans" fo:font-size="9pt" officeooo:rsid="001d86dc" officeooo:paragraph-rsid="001d86dc" style:font-size-asian="9pt" style:font-size-complex="9pt"/>
    </style:style>
    <style:style style:name="P5" style:family="paragraph" style:parent-style-name="Standard">
      <style:text-properties style:font-name="DejaVu Sans" fo:font-size="9pt" officeooo:rsid="001db141" officeooo:paragraph-rsid="001db141" style:font-size-asian="9pt" style:font-size-complex="9pt"/>
    </style:style>
    <style:style style:name="P6" style:family="paragraph" style:parent-style-name="Standard">
      <style:text-properties style:font-name="DejaVu Sans" fo:font-size="9pt" officeooo:rsid="001ddf18" officeooo:paragraph-rsid="001ddf18" style:font-size-asian="9pt" style:font-size-complex="9pt"/>
    </style:style>
    <style:style style:name="P7" style:family="paragraph" style:parent-style-name="Standard">
      <style:text-properties style:font-name="DejaVu Sans" fo:font-size="9pt" officeooo:rsid="001db141" officeooo:paragraph-rsid="001db141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=3</text:p>
      <text:p text:style-name="P1"/>
      <text:p text:style-name="P1">2: </text:p>
      <text:p text:style-name="P4"/>
      <text:p text:style-name="P3"><text:s/>L_2 <text:s text:c="7"/>: <text:s text:c="3"/>2.3150632E-01 <text:s text:c="2"/>2.2465126E-01 <text:s text:c="2"/>2.2465126E-01 <text:s text:c="2"/>2.2465126E-01 <text:s text:c="2"/>4.4097580E-01</text:p>
      <text:p text:style-name="P3"><text:s/>L_2_colloc : <text:s text:c="3"/>2.4380317E-01 <text:s text:c="2"/>2.3779547E-01 <text:s text:c="2"/>2.3779547E-01 <text:s text:c="2"/>2.3779547E-01 <text:s text:c="2"/>4.6612044E-01</text:p>
      <text:p text:style-name="P3"><text:s/>L_inf <text:s text:c="5"/>: <text:s text:c="3"/>1.1329002E+00 <text:s text:c="2"/>1.1235531E+00 <text:s text:c="2"/>1.1235531E+00 <text:s text:c="2"/>1.1235531E+00 <text:s text:c="2"/>2.0823357E+00</text:p>
      <text:p text:style-name="P3"><text:s text:c="6"/>Entropy <text:s text:c="5"/>: <text:s text:c="3"/>9.243282096436E+00</text:p>
      <text:p text:style-name="P3"><text:s text:c="6"/>dEntropy/dt <text:s/>: <text:s text:c="2"/>-5.678124138676E-01</text:p>
      <text:p text:style-name="P3"><text:s text:c="3"/>dSdU*Ut <text:s text:c="8"/>: <text:s text:c="2"/>-5.829913541111E-01</text:p>
      <text:p text:style-name="P3"/>
      <text:p text:style-name="P2">4:</text:p>
      <text:p text:style-name="P5"><text:s text:c="2"/>L_2 <text:s text:c="7"/>: <text:s text:c="3"/>2.0314994E-01 <text:s text:c="2"/>1.9668098E-01 <text:s text:c="2"/>1.9668098E-01 <text:s text:c="2"/>1.9668098E-01 <text:s text:c="2"/>3.7812476E-01</text:p>
      <text:p text:style-name="P5"><text:s/>L_2_colloc : <text:s text:c="3"/>2.0469255E-01 <text:s text:c="2"/>1.9824197E-01 <text:s text:c="2"/>1.9824197E-01 <text:s text:c="2"/>1.9824197E-01 <text:s text:c="2"/>3.8174252E-01</text:p>
      <text:p text:style-name="P5"><text:s/>L_inf <text:s text:c="5"/>: <text:s text:c="3"/>9.8384371E-01 <text:s text:c="2"/>9.8782222E-01 <text:s text:c="2"/>9.8782222E-01 <text:s text:c="2"/>9.8782222E-01 <text:s text:c="2"/>1.9688711E+00</text:p>
      <text:p text:style-name="P5"><text:s text:c="6"/>Entropy <text:s text:c="5"/>: <text:s text:c="3"/>9.242774984129E+00</text:p>
      <text:p text:style-name="P5"><text:s text:c="6"/>dEntropy/dt <text:s/>: <text:s text:c="2"/>-5.487954976955E-01</text:p>
      <text:p text:style-name="P5"><text:s text:c="3"/>dSdU*Ut <text:s text:c="8"/>: <text:s text:c="2"/>-5.702539316140E-01</text:p>
      <text:p text:style-name="P5"/>
      <text:p text:style-name="P5">8:</text:p>
      <text:p text:style-name="P5"><text:s/>L_2 <text:s text:c="7"/>: <text:s text:c="3"/>2.0727903E-01 <text:s text:c="2"/>2.0122036E-01 <text:s text:c="2"/>2.0122036E-01 <text:s text:c="2"/>2.0122036E-01 <text:s text:c="2"/>3.8819629E-01</text:p>
      <text:p text:style-name="P5"><text:s/>L_2_colloc : <text:s text:c="3"/>2.0807786E-01 <text:s text:c="2"/>2.0202535E-01 <text:s text:c="2"/>2.0202535E-01 <text:s text:c="2"/>2.0202535E-01 <text:s text:c="2"/>3.9001631E-01</text:p>
      <text:p text:style-name="P5"><text:s/>L_inf <text:s text:c="5"/>: <text:s text:c="3"/>7.5053283E-01 <text:s text:c="2"/>7.5132669E-01 <text:s text:c="2"/>7.5132669E-01 <text:s text:c="2"/>7.5132669E-01 <text:s text:c="2"/>1.3470868E+00</text:p>
      <text:p text:style-name="P5"><text:s text:c="6"/>Entropy <text:s text:c="5"/>: <text:s text:c="3"/>9.243088937211E+00</text:p>
      <text:p text:style-name="P5"><text:s text:c="6"/>dEntropy/dt <text:s/>: <text:s text:c="2"/>-5.473268164113E-01</text:p>
      <text:p text:style-name="P5"><text:s text:c="3"/>dSdU*Ut <text:s text:c="8"/>: <text:s text:c="2"/>-5.570266225438E-01</text:p>
      <text:p text:style-name="P5"/>
      <text:p text:style-name="P5">16:</text:p>
      <text:p text:style-name="P5"><text:s/>L_2 <text:s text:c="7"/>: <text:s text:c="3"/>2.0354108E-01 <text:s text:c="2"/>1.9774559E-01 <text:s text:c="2"/>1.9774559E-01 <text:s text:c="2"/>1.9774559E-01 <text:s text:c="2"/>3.7941479E-01</text:p>
      <text:p text:style-name="P5"><text:s/>L_2_colloc : <text:s text:c="3"/>2.0437412E-01 <text:s text:c="2"/>1.9861338E-01 <text:s text:c="2"/>1.9861338E-01 <text:s text:c="2"/>1.9861338E-01 <text:s text:c="2"/>3.8097601E-01</text:p>
      <text:p text:style-name="P5"><text:s/>L_inf <text:s text:c="5"/>: <text:s text:c="3"/>9.3970423E-01 <text:s text:c="2"/>1.0341601E+00 <text:s text:c="2"/>1.0341601E+00 <text:s text:c="2"/>1.0341601E+00 <text:s text:c="2"/>1.8234288E+00</text:p>
      <text:p text:style-name="P5"><text:s text:c="6"/>Entropy <text:s text:c="5"/>: <text:s text:c="3"/>9.243163788816E+00</text:p>
      <text:p text:style-name="P5"><text:s text:c="6"/>dEntropy/dt <text:s/>: <text:s text:c="2"/>-5.472455949391E-01</text:p>
      <text:p text:style-name="P5"><text:s text:c="3"/>dSdU*Ut <text:s text:c="8"/>: <text:s text:c="2"/>-5.513178153973E-01</text:p>
      <text:p text:style-name="P5"/>
      <text:p text:style-name="P5">32:</text:p>
      <text:p text:style-name="P5"><text:s/>L_2 <text:s text:c="7"/>: <text:s text:c="3"/>2.0407454E-01 <text:s text:c="2"/>1.9825815E-01 <text:s text:c="2"/>1.9825815E-01 <text:s text:c="2"/>1.9825815E-01 <text:s text:c="2"/>3.7969533E-01</text:p>
      <text:p text:style-name="P5"><text:s/>L_2_colloc : <text:s text:c="3"/>2.0464195E-01 <text:s text:c="2"/>1.9881751E-01 <text:s text:c="2"/>1.9881751E-01 <text:s text:c="2"/>1.9881751E-01 <text:s text:c="2"/>3.8076166E-01</text:p>
      <text:p text:style-name="P5"><text:s/>L_inf <text:s text:c="5"/>: <text:s text:c="3"/>1.0549875E+00 <text:s text:c="2"/>1.1236483E+00 <text:s text:c="2"/>1.1236483E+00 <text:s text:c="2"/>1.1236483E+00 <text:s text:c="2"/>2.1492915E+00</text:p>
      <text:p text:style-name="P5"><text:s text:c="6"/>Entropy <text:s text:c="5"/>: <text:s text:c="3"/>9.243157772706E+00</text:p>
      <text:p text:style-name="P5"><text:s text:c="6"/>dEntropy/dt <text:s/>: <text:s text:c="2"/>-5.473705426827E-01</text:p>
      <text:p text:style-name="P5"><text:s text:c="3"/>dSdU*Ut <text:s text:c="8"/>: <text:s text:c="2"/>-5.502360627404E-01</text:p>
      <text:p text:style-name="P5"/>
      <text:p text:style-name="P6">64:</text:p>
      <text:p text:style-name="P6"/>
      <text:p text:style-name="P5">L_2 <text:s text:c="7"/>: <text:s text:c="3"/>2.0458200E-01 <text:s text:c="2"/>1.9875915E-01 <text:s text:c="2"/>1.9875915E-01 <text:s text:c="2"/>1.9875915E-01 <text:s text:c="2"/>3.8081411E-01</text:p>
      <text:p text:style-name="P5"><text:s/>L_2_colloc : <text:s text:c="3"/>2.0498730E-01 <text:s text:c="2"/>1.9913292E-01 <text:s text:c="2"/>1.9913292E-01 <text:s text:c="2"/>1.9913292E-01 <text:s text:c="2"/>3.8154586E-01</text:p>
      <text:p text:style-name="P5"><text:s/>L_inf <text:s text:c="5"/>: <text:s text:c="3"/>1.0259969E+00 <text:s text:c="2"/>1.0616579E+00 <text:s text:c="2"/>1.0616579E+00 <text:s text:c="2"/>1.0616579E+00 <text:s text:c="2"/>1.9848053E+00</text:p>
      <text:p text:style-name="P5"><text:s text:c="6"/>Entropy <text:s text:c="5"/>: <text:s text:c="3"/>9.243153501614E+00</text:p>
      <text:p text:style-name="P5"><text:s text:c="6"/>dEntropy/dt <text:s/>: <text:s text:c="2"/>-5.474085250144E-01</text:p>
      <text:p text:style-name="P5"><text:s text:c="3"/>dSdU*Ut <text:s text:c="8"/>: <text:s text:c="2"/>-5.502479540441E-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3:55:54.712853562</meta:creation-date>
    <dc:date>2020-01-25T23:01:21.678029056</dc:date>
    <meta:editing-duration>PT1H25M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3" meta:word-count="187" meta:character-count="2467" meta:non-whitespace-character-count="1818"/>
  </office:meta>
</office:document-meta>
</file>